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11.98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9.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2">
          <table:table-cell table:style-name="ce11" office:value-type="string" calcext:value-type="string">
            <text:p>九十七年</text:p>
            <text:p>截至十二月止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3" office:value-type="float" office:value="198733" calcext:value-type="float">
            <text:p><text:s text:c="3"/>198,733</text:p>
          </table:table-cell>
          <table:table-cell table:style-name="ce40" office:value-type="float" office:value="8.64" calcext:value-type="float">
            <text:p><text:s text:c="3"/>8.64</text:p>
          </table:table-cell>
          <table:table-cell table:style-name="ce32" office:value-type="float" office:value="143624" calcext:value-type="float">
            <text:p><text:s text:c="3"/>143,624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32" office:value-type="float" office:value="55109" calcext:value-type="float">
            <text:p><text:s text:c="3"/>55,109</text:p>
          </table:table-cell>
          <table:table-cell table:style-name="ce40" office:value-type="float" office:value="2.4" calcext:value-type="float">
            <text:p><text:s text:c="3"/>2.40</text:p>
          </table:table-cell>
          <table:table-cell table:style-name="ce32" office:value-type="float" office:value="154866" calcext:value-type="float">
            <text:p><text:s text:c="3"/>154,866</text:p>
          </table:table-cell>
          <table:table-cell table:style-name="ce40" office:value-type="float" office:value="6.73" calcext:value-type="float">
            <text:p><text:s text:c="3"/>6.73</text:p>
          </table:table-cell>
          <table:table-cell table:style-name="ce32" office:value-type="float" office:value="55995" calcext:value-type="float">
            <text:p><text:s text:c="3"/>55,995</text:p>
          </table:table-cell>
          <table:table-cell table:style-name="ce40" office:value-type="float" office:value="2.44" calcext:value-type="float">
            <text:p><text:s text:c="3"/>2.44</text:p>
          </table:table-cell>
          <table:table-cell table:style-name="ce51" office:value-type="float" office:value="494107" calcext:value-type="float">
            <text:p><text:s text:c="3"/>494,107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39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39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39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39" office:value-type="float" office:value="2.52" calcext:value-type="float">
            <text:p><text:s text:c="3"/>2.52</text:p>
          </table:table-cell>
          <table:table-cell table:style-name="ce50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39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39" office:value-type="float" office:value="2.49" calcext:value-type="float">
            <text:p><text:s text:c="3"/>2.49</text:p>
          </table:table-cell>
          <table:table-cell table:style-name="ce50" office:value-type="float" office:value="491722" calcext:value-type="float">
            <text:p><text:s text:c="3"/>491,722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39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39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39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39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39" office:value-type="float" office:value="2.6" calcext:value-type="float">
            <text:p><text:s text:c="3"/>2.60</text:p>
          </table:table-cell>
          <table:table-cell table:style-name="ce50" office:value-type="float" office:value="492548" calcext:value-type="float">
            <text:p><text:s text:c="3"/>492,548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39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39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39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50" office:value-type="float" office:value="493285" calcext:value-type="float">
            <text:p><text:s text:c="3"/>493,285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39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39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39" office:value-type="float" office:value="2.45" calcext:value-type="float">
            <text:p><text:s text:c="3"/>2.45</text:p>
          </table:table-cell>
          <table:table-cell table:style-name="ce52" office:value-type="float" office:value="494107" calcext:value-type="float">
            <text:p><text:s text:c="3"/>494,107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078066287039" calcext:value-type="float">
            <text:p><text:s text:c="3"/>1.91</text:p>
          </table:table-cell>
          <table:table-cell table:style-name="ce23" office:value-type="float" office:value="0.34266820452332" calcext:value-type="float">
            <text:p><text:s text:c="3"/>0.34</text:p>
          </table:table-cell>
          <table:table-cell table:style-name="ce23" office:value-type="float" office:value="0.151471728220577" calcext:value-type="float">
            <text:p><text:s text:c="3"/>0.15</text:p>
          </table:table-cell>
          <table:table-cell table:style-name="ce23" office:value-type="float" office:value="0.538230754177705" calcext:value-type="float">
            <text:p><text:s text:c="3"/>0.54</text:p>
          </table:table-cell>
          <table:table-cell table:style-name="ce23" office:value-type="float" office:value="-12.9902340722369" calcext:value-type="float">
            <text:p>－12.99</text:p>
          </table:table-cell>
          <table:table-cell table:style-name="ce23" office:value-type="float" office:value="-1.3" calcext:value-type="float">
            <text:p>－1.30</text:p>
          </table:table-cell>
          <table:table-cell table:style-name="ce23" office:value-type="float" office:value="12.4905565348779" calcext:value-type="float">
            <text:p><text:s text:c="3"/>12.49</text:p>
          </table:table-cell>
          <table:table-cell table:style-name="ce23" office:value-type="float" office:value="0.76" calcext:value-type="float">
            <text:p><text:s text:c="3"/>0.76</text:p>
          </table:table-cell>
          <table:table-cell table:style-name="ce23" office:value-type="float" office:value="-53.7903225806452" calcext:value-type="float">
            <text:p>－53.79</text:p>
          </table:table-cell>
          <table:table-cell table:style-name="ce23" office:value-type="float" office:value="-2.06" calcext:value-type="float">
            <text:p>－2.06</text:p>
          </table:table-cell>
          <table:table-cell table:style-name="ce23" office:value-type="float" office:value="77.7921135392307" calcext:value-type="float">
            <text:p><text:s text:c="3"/>77.79</text:p>
          </table:table-cell>
          <table:table-cell table:style-name="ce23" office:value-type="float" office:value="4.94" calcext:value-type="float">
            <text:p><text:s text:c="3"/>4.94</text:p>
          </table:table-cell>
          <table:table-cell table:style-name="ce23" office:value-type="float" office:value="1.41919084939631" calcext:value-type="float">
            <text:p><text:s text:c="3"/>1.42</text:p>
          </table:table-cell>
          <table:table-cell table:style-name="ce23" office:value-type="float" office:value="0.0300000000000002" calcext:value-type="float">
            <text:p><text:s text:c="3"/>0.03</text:p>
          </table:table-cell>
          <table:table-cell table:style-name="ce53" office:value-type="float" office:value="2.05153519189382" calcext:value-type="float">
            <text:p><text:s text:c="3"/>2.05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0529292621974505" calcext:value-type="float">
            <text:p><text:s text:c="3"/>0.05</text:p>
          </table:table-cell>
          <table:table-cell table:style-name="ce24" office:value-type="float" office:value="0.0406424062319456" calcext:value-type="float">
            <text:p><text:s text:c="3"/>0.04</text:p>
          </table:table-cell>
          <table:table-cell table:style-name="ce24" office:value-type="float" office:value="0.0201135356610492" calcext:value-type="float">
            <text:p><text:s text:c="3"/>0.02</text:p>
          </table:table-cell>
          <table:table-cell table:style-name="ce24" office:value-type="float" office:value="0.0615679581439606" calcext:value-type="float">
            <text:p><text:s text:c="3"/>0.06</text:p>
          </table:table-cell>
          <table:table-cell table:style-name="ce24" office:value-type="float" office:value="-17.4072984108299" calcext:value-type="float">
            <text:p>－17.41</text:p>
          </table:table-cell>
          <table:table-cell table:style-name="ce24" office:value-type="float" office:value="-2.17" calcext:value-type="float">
            <text:p>－2.17</text:p>
          </table:table-cell>
          <table:table-cell table:style-name="ce24" office:value-type="float" office:value="27.7867836368838" calcext:value-type="float">
            <text:p><text:s text:c="3"/>27.79</text:p>
          </table:table-cell>
          <table:table-cell table:style-name="ce24" office:value-type="float" office:value="1.31" calcext:value-type="float">
            <text:p><text:s text:c="3"/>1.31</text:p>
          </table:table-cell>
          <table:table-cell table:style-name="ce24" office:value-type="float" office:value="-65.2762347237653" calcext:value-type="float">
            <text:p>－65.28</text:p>
          </table:table-cell>
          <table:table-cell table:style-name="ce24" office:value-type="float" office:value="-3.49" calcext:value-type="float">
            <text:p>－3.49</text:p>
          </table:table-cell>
          <table:table-cell table:style-name="ce24" office:value-type="float" office:value="35.0153092467851" calcext:value-type="float">
            <text:p><text:s text:c="3"/>35.02</text:p>
          </table:table-cell>
          <table:table-cell table:style-name="ce24" office:value-type="float" office:value="2.65" calcext:value-type="float">
            <text:p><text:s text:c="3"/>2.65</text:p>
          </table:table-cell>
          <table:table-cell table:style-name="ce24" office:value-type="float" office:value="13.5135135135135" calcext:value-type="float">
            <text:p><text:s text:c="3"/>13.51</text:p>
          </table:table-cell>
          <table:table-cell table:style-name="ce24" office:value-type="float" office:value="0.21" calcext:value-type="float">
            <text:p><text:s text:c="3"/>0.21</text:p>
          </table:table-cell>
          <table:table-cell table:style-name="ce54" office:value-type="float" office:value="0.166637947636762" calcext:value-type="float">
            <text:p><text:s text:c="3"/>0.17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2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20" office:value-type="float" office:value="16839" calcext:value-type="float">
            <text:p><text:s text:c="3"/>16,839</text:p>
          </table:table-cell>
          <table:table-cell table:style-name="ce37" office:value-type="float" office:value="8.63" calcext:value-type="float">
            <text:p><text:s text:c="3"/>8.63</text:p>
          </table:table-cell>
          <table:table-cell table:style-name="ce20" office:value-type="float" office:value="13401" calcext:value-type="float">
            <text:p><text:s text:c="3"/>13,401</text:p>
          </table:table-cell>
          <table:table-cell table:style-name="ce37" office:value-type="float" office:value="6.87" calcext:value-type="float">
            <text:p><text:s text:c="3"/>6.87</text:p>
          </table:table-cell>
          <table:table-cell table:style-name="ce20" office:value-type="float" office:value="3438" calcext:value-type="float">
            <text:p><text:s text:c="3"/>3,438</text:p>
          </table:table-cell>
          <table:table-cell table:style-name="ce37" office:value-type="float" office:value="1.76" calcext:value-type="float">
            <text:p><text:s text:c="3"/>1.76</text:p>
          </table:table-cell>
          <table:table-cell table:style-name="ce20" office:value-type="float" office:value="22048" calcext:value-type="float">
            <text:p><text:s text:c="3"/>22,048</text:p>
          </table:table-cell>
          <table:table-cell table:style-name="ce37" office:value-type="float" office:value="11.3" calcext:value-type="float">
            <text:p><text:s text:c="3"/>11.30</text:p>
          </table:table-cell>
          <table:table-cell table:style-name="ce78" office:value-type="float" office:value="4788" calcext:value-type="float">
            <text:p><text:s text:c="3"/>4,788</text:p>
          </table:table-cell>
          <table:table-cell table:style-name="ce80" office:value-type="float" office:value="2.45" calcext:value-type="float">
            <text:p><text:s text:c="3"/>2.45</text:p>
          </table:table-cell>
          <table:table-cell table:style-name="ce83" office:value-type="float" office:value="494107" calcext:value-type="float">
            <text:p><text:s text:c="3"/>494,107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623793" calcext:value-type="float">
            <text:p><text:s text:c="3"/>7,623,793</text:p>
          </table:table-cell>
          <table:table-cell table:style-name="ce20" office:value-type="float" office:value="22942706" calcext:value-type="float">
            <text:p><text:s text:c="3"/>22,942,706</text:p>
          </table:table-cell>
          <table:table-cell table:style-name="ce20" office:value-type="float" office:value="11576076" calcext:value-type="float">
            <text:p><text:s text:c="3"/>11,576,076</text:p>
          </table:table-cell>
          <table:table-cell table:style-name="ce20" office:value-type="float" office:value="11366630" calcext:value-type="float">
            <text:p><text:s text:c="3"/>11,366,630</text:p>
          </table:table-cell>
          <table:table-cell table:style-name="ce20" office:value-type="float" office:value="16722" calcext:value-type="float">
            <text:p><text:s text:c="3"/>16,722</text:p>
          </table:table-cell>
          <table:table-cell table:style-name="ce37" office:value-type="float" office:value="8.61" calcext:value-type="float">
            <text:p><text:s text:c="3"/>8.61</text:p>
          </table:table-cell>
          <table:table-cell table:style-name="ce20" office:value-type="float" office:value="13355" calcext:value-type="float">
            <text:p><text:s text:c="3"/>13,355</text:p>
          </table:table-cell>
          <table:table-cell table:style-name="ce37" office:value-type="float" office:value="6.87" calcext:value-type="float">
            <text:p><text:s text:c="3"/>6.87</text:p>
          </table:table-cell>
          <table:table-cell table:style-name="ce20" office:value-type="float" office:value="3367" calcext:value-type="float">
            <text:p><text:s text:c="3"/>3,367</text:p>
          </table:table-cell>
          <table:table-cell table:style-name="ce37" office:value-type="float" office:value="1.73" calcext:value-type="float">
            <text:p><text:s text:c="3"/>1.73</text:p>
          </table:table-cell>
          <table:table-cell table:style-name="ce20" office:value-type="float" office:value="21951" calcext:value-type="float">
            <text:p><text:s text:c="3"/>21,951</text:p>
          </table:table-cell>
          <table:table-cell table:style-name="ce37" office:value-type="float" office:value="11.3" calcext:value-type="float">
            <text:p><text:s text:c="3"/>11.30</text:p>
          </table:table-cell>
          <table:table-cell table:style-name="ce78" office:value-type="float" office:value="4778" calcext:value-type="float">
            <text:p><text:s text:c="3"/>4,778</text:p>
          </table:table-cell>
          <table:table-cell table:style-name="ce80" office:value-type="float" office:value="2.46" calcext:value-type="float">
            <text:p><text:s text:c="3"/>2.46</text:p>
          </table:table-cell>
          <table:table-cell table:style-name="ce83" office:value-type="float" office:value="493642" calcext:value-type="float">
            <text:p><text:s text:c="3"/>493,642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94194" calcext:value-type="float">
            <text:p><text:s text:c="3"/>6,094,194</text:p>
          </table:table-cell>
          <table:table-cell table:style-name="ce20" office:value-type="float" office:value="18794141" calcext:value-type="float">
            <text:p><text:s text:c="3"/>18,794,141</text:p>
          </table:table-cell>
          <table:table-cell table:style-name="ce20" office:value-type="float" office:value="9547908" calcext:value-type="float">
            <text:p><text:s text:c="3"/>9,547,908</text:p>
          </table:table-cell>
          <table:table-cell table:style-name="ce20" office:value-type="float" office:value="9246233" calcext:value-type="float">
            <text:p><text:s text:c="3"/>9,246,233</text:p>
          </table:table-cell>
          <table:table-cell table:style-name="ce20" office:value-type="float" office:value="13976" calcext:value-type="float">
            <text:p><text:s text:c="3"/>13,976</text:p>
          </table:table-cell>
          <table:table-cell table:style-name="ce37" office:value-type="float" office:value="8.78" calcext:value-type="float">
            <text:p><text:s text:c="3"/>8.78</text:p>
          </table:table-cell>
          <table:table-cell table:style-name="ce20" office:value-type="float" office:value="11078" calcext:value-type="float">
            <text:p><text:s text:c="3"/>11,078</text:p>
          </table:table-cell>
          <table:table-cell table:style-name="ce37" office:value-type="float" office:value="6.96" calcext:value-type="float">
            <text:p><text:s text:c="3"/>6.96</text:p>
          </table:table-cell>
          <table:table-cell table:style-name="ce20" office:value-type="float" office:value="2898" calcext:value-type="float">
            <text:p><text:s text:c="3"/>2,898</text:p>
          </table:table-cell>
          <table:table-cell table:style-name="ce37" office:value-type="float" office:value="1.82" calcext:value-type="float">
            <text:p><text:s text:c="3"/>1.82</text:p>
          </table:table-cell>
          <table:table-cell table:style-name="ce20" office:value-type="float" office:value="17972" calcext:value-type="float">
            <text:p><text:s text:c="3"/>17,972</text:p>
          </table:table-cell>
          <table:table-cell table:style-name="ce37" office:value-type="float" office:value="11.29" calcext:value-type="float">
            <text:p><text:s text:c="3"/>11.29</text:p>
          </table:table-cell>
          <table:table-cell table:style-name="ce78" office:value-type="float" office:value="3862" calcext:value-type="float">
            <text:p><text:s text:c="3"/>3,862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469704" calcext:value-type="float">
            <text:p><text:s text:c="3"/>469,70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40465" calcext:value-type="float">
            <text:p><text:s text:c="3"/>1,340,465</text:p>
          </table:table-cell>
          <table:table-cell table:style-name="ce20" office:value-type="float" office:value="3833730" calcext:value-type="float">
            <text:p><text:s text:c="3"/>3,833,730</text:p>
          </table:table-cell>
          <table:table-cell table:style-name="ce20" office:value-type="float" office:value="1913218" calcext:value-type="float">
            <text:p><text:s text:c="3"/>1,913,218</text:p>
          </table:table-cell>
          <table:table-cell table:style-name="ce20" office:value-type="float" office:value="1920512" calcext:value-type="float">
            <text:p><text:s text:c="3"/>1,920,512</text:p>
          </table:table-cell>
          <table:table-cell table:style-name="ce20" office:value-type="float" office:value="2696" calcext:value-type="float">
            <text:p><text:s text:c="3"/>2,696</text:p>
          </table:table-cell>
          <table:table-cell table:style-name="ce37" office:value-type="float" office:value="8.31" calcext:value-type="float">
            <text:p><text:s text:c="3"/>8.31</text:p>
          </table:table-cell>
          <table:table-cell table:style-name="ce20" office:value-type="float" office:value="1599" calcext:value-type="float">
            <text:p><text:s text:c="3"/>1,599</text:p>
          </table:table-cell>
          <table:table-cell table:style-name="ce37" office:value-type="float" office:value="4.93" calcext:value-type="float">
            <text:p><text:s text:c="3"/>4.93</text:p>
          </table:table-cell>
          <table:table-cell table:style-name="ce20" office:value-type="float" office:value="1097" calcext:value-type="float">
            <text:p><text:s text:c="3"/>1,097</text:p>
          </table:table-cell>
          <table:table-cell table:style-name="ce37" office:value-type="float" office:value="3.38" calcext:value-type="float">
            <text:p><text:s text:c="3"/>3.38</text:p>
          </table:table-cell>
          <table:table-cell table:style-name="ce20" office:value-type="float" office:value="4111" calcext:value-type="float">
            <text:p><text:s text:c="3"/>4,111</text:p>
          </table:table-cell>
          <table:table-cell table:style-name="ce37" office:value-type="float" office:value="12.67" calcext:value-type="float">
            <text:p><text:s text:c="3"/>12.67</text:p>
          </table:table-cell>
          <table:table-cell table:style-name="ce78" office:value-type="float" office:value="844" calcext:value-type="float">
            <text:p><text:s text:c="3"/>844</text:p>
          </table:table-cell>
          <table:table-cell table:style-name="ce80" office:value-type="float" office:value="2.6" calcext:value-type="float">
            <text:p><text:s text:c="3"/>2.60</text:p>
          </table:table-cell>
          <table:table-cell table:style-name="ce83" office:value-type="float" office:value="45985" calcext:value-type="float">
            <text:p><text:s text:c="3"/>45,98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9839" calcext:value-type="float">
            <text:p><text:s text:c="3"/>149,839</text:p>
          </table:table-cell>
          <table:table-cell table:style-name="ce20" office:value-type="float" office:value="460902" calcext:value-type="float">
            <text:p><text:s text:c="3"/>460,902</text:p>
          </table:table-cell>
          <table:table-cell table:style-name="ce20" office:value-type="float" office:value="235855" calcext:value-type="float">
            <text:p><text:s text:c="3"/>235,855</text:p>
          </table:table-cell>
          <table:table-cell table:style-name="ce20" office:value-type="float" office:value="225047" calcext:value-type="float">
            <text:p><text:s text:c="3"/>225,047</text:p>
          </table:table-cell>
          <table:table-cell table:style-name="ce20" office:value-type="float" office:value="334" calcext:value-type="float">
            <text:p><text:s text:c="3"/>334</text:p>
          </table:table-cell>
          <table:table-cell table:style-name="ce37" office:value-type="float" office:value="8.55" calcext:value-type="float">
            <text:p><text:s text:c="3"/>8.55</text:p>
          </table:table-cell>
          <table:table-cell table:style-name="ce20" office:value-type="float" office:value="339" calcext:value-type="float">
            <text:p><text:s text:c="3"/>339</text:p>
          </table:table-cell>
          <table:table-cell table:style-name="ce37" office:value-type="float" office:value="8.68" calcext:value-type="float">
            <text:p><text:s text:c="3"/>8.68</text:p>
          </table:table-cell>
          <table:table-cell table:style-name="ce20" office:value-type="float" office:value="-5" calcext:value-type="float">
            <text:p>－5</text:p>
          </table:table-cell>
          <table:table-cell table:style-name="ce37" office:value-type="float" office:value="-0.13" calcext:value-type="float">
            <text:p>－0.13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37" office:value-type="float" office:value="9.91" calcext:value-type="float">
            <text:p><text:s text:c="3"/>9.91</text:p>
          </table:table-cell>
          <table:table-cell table:style-name="ce78" office:value-type="float" office:value="100" calcext:value-type="float">
            <text:p><text:s text:c="3"/>100</text:p>
          </table:table-cell>
          <table:table-cell table:style-name="ce80" office:value-type="float" office:value="2.56" calcext:value-type="float">
            <text:p><text:s text:c="3"/>2.56</text:p>
          </table:table-cell>
          <table:table-cell table:style-name="ce83" office:value-type="float" office:value="14676" calcext:value-type="float">
            <text:p><text:s text:c="3"/>14,67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37071" calcext:value-type="float">
            <text:p><text:s text:c="3"/>637,071</text:p>
          </table:table-cell>
          <table:table-cell table:style-name="ce20" office:value-type="float" office:value="1958686" calcext:value-type="float">
            <text:p><text:s text:c="3"/>1,958,686</text:p>
          </table:table-cell>
          <table:table-cell table:style-name="ce20" office:value-type="float" office:value="991492" calcext:value-type="float">
            <text:p><text:s text:c="3"/>991,492</text:p>
          </table:table-cell>
          <table:table-cell table:style-name="ce20" office:value-type="float" office:value="967194" calcext:value-type="float">
            <text:p><text:s text:c="3"/>967,194</text:p>
          </table:table-cell>
          <table:table-cell table:style-name="ce20" office:value-type="float" office:value="1626" calcext:value-type="float">
            <text:p><text:s text:c="3"/>1,626</text:p>
          </table:table-cell>
          <table:table-cell table:style-name="ce37" office:value-type="float" office:value="9.81" calcext:value-type="float">
            <text:p><text:s text:c="3"/>9.81</text:p>
          </table:table-cell>
          <table:table-cell table:style-name="ce20" office:value-type="float" office:value="883" calcext:value-type="float">
            <text:p><text:s text:c="3"/>883</text:p>
          </table:table-cell>
          <table:table-cell table:style-name="ce37" office:value-type="float" office:value="5.33" calcext:value-type="float">
            <text:p><text:s text:c="3"/>5.33</text:p>
          </table:table-cell>
          <table:table-cell table:style-name="ce20" office:value-type="float" office:value="743" calcext:value-type="float">
            <text:p><text:s text:c="3"/>743</text:p>
          </table:table-cell>
          <table:table-cell table:style-name="ce37" office:value-type="float" office:value="4.48" calcext:value-type="float">
            <text:p><text:s text:c="3"/>4.48</text:p>
          </table:table-cell>
          <table:table-cell table:style-name="ce20" office:value-type="float" office:value="2082" calcext:value-type="float">
            <text:p><text:s text:c="3"/>2,082</text:p>
          </table:table-cell>
          <table:table-cell table:style-name="ce37" office:value-type="float" office:value="12.56" calcext:value-type="float">
            <text:p><text:s text:c="3"/>12.56</text:p>
          </table:table-cell>
          <table:table-cell table:style-name="ce78" office:value-type="float" office:value="458" calcext:value-type="float">
            <text:p><text:s text:c="3"/>458</text:p>
          </table:table-cell>
          <table:table-cell table:style-name="ce80" office:value-type="float" office:value="2.76" calcext:value-type="float">
            <text:p><text:s text:c="3"/>2.76</text:p>
          </table:table-cell>
          <table:table-cell table:style-name="ce83" office:value-type="float" office:value="55704" calcext:value-type="float">
            <text:p><text:s text:c="3"/>55,70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2886" calcext:value-type="float">
            <text:p><text:s text:c="3"/>152,886</text:p>
          </table:table-cell>
          <table:table-cell table:style-name="ce20" office:value-type="float" office:value="503273" calcext:value-type="float">
            <text:p><text:s text:c="3"/>503,273</text:p>
          </table:table-cell>
          <table:table-cell table:style-name="ce20" office:value-type="float" office:value="259977" calcext:value-type="float">
            <text:p><text:s text:c="3"/>259,977</text:p>
          </table:table-cell>
          <table:table-cell table:style-name="ce20" office:value-type="float" office:value="243296" calcext:value-type="float">
            <text:p><text:s text:c="3"/>243,296</text:p>
          </table:table-cell>
          <table:table-cell table:style-name="ce20" office:value-type="float" office:value="546" calcext:value-type="float">
            <text:p><text:s text:c="3"/>546</text:p>
          </table:table-cell>
          <table:table-cell table:style-name="ce37" office:value-type="float" office:value="12.82" calcext:value-type="float">
            <text:p><text:s text:c="3"/>12.82</text:p>
          </table:table-cell>
          <table:table-cell table:style-name="ce20" office:value-type="float" office:value="347" calcext:value-type="float">
            <text:p><text:s text:c="3"/>347</text:p>
          </table:table-cell>
          <table:table-cell table:style-name="ce37" office:value-type="float" office:value="8.15" calcext:value-type="float">
            <text:p><text:s text:c="3"/>8.15</text:p>
          </table:table-cell>
          <table:table-cell table:style-name="ce20" office:value-type="float" office:value="199" calcext:value-type="float">
            <text:p><text:s text:c="3"/>199</text:p>
          </table:table-cell>
          <table:table-cell table:style-name="ce37" office:value-type="float" office:value="4.67" calcext:value-type="float">
            <text:p><text:s text:c="3"/>4.67</text:p>
          </table:table-cell>
          <table:table-cell table:style-name="ce20" office:value-type="float" office:value="531" calcext:value-type="float">
            <text:p><text:s text:c="3"/>531</text:p>
          </table:table-cell>
          <table:table-cell table:style-name="ce37" office:value-type="float" office:value="12.46" calcext:value-type="float">
            <text:p><text:s text:c="3"/>12.46</text:p>
          </table:table-cell>
          <table:table-cell table:style-name="ce78" office:value-type="float" office:value="122" calcext:value-type="float">
            <text:p><text:s text:c="3"/>122</text:p>
          </table:table-cell>
          <table:table-cell table:style-name="ce80" office:value-type="float" office:value="2.86" calcext:value-type="float">
            <text:p><text:s text:c="3"/>2.86</text:p>
          </table:table-cell>
          <table:table-cell table:style-name="ce83" office:value-type="float" office:value="18859" calcext:value-type="float">
            <text:p><text:s text:c="3"/>18,85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6760" calcext:value-type="float">
            <text:p><text:s text:c="3"/>166,760</text:p>
          </table:table-cell>
          <table:table-cell table:style-name="ce20" office:value-type="float" office:value="560397" calcext:value-type="float">
            <text:p><text:s text:c="3"/>560,397</text:p>
          </table:table-cell>
          <table:table-cell table:style-name="ce20" office:value-type="float" office:value="292352" calcext:value-type="float">
            <text:p><text:s text:c="3"/>292,352</text:p>
          </table:table-cell>
          <table:table-cell table:style-name="ce20" office:value-type="float" office:value="268045" calcext:value-type="float">
            <text:p><text:s text:c="3"/>268,045</text:p>
          </table:table-cell>
          <table:table-cell table:style-name="ce20" office:value-type="float" office:value="404" calcext:value-type="float">
            <text:p><text:s text:c="3"/>404</text:p>
          </table:table-cell>
          <table:table-cell table:style-name="ce37" office:value-type="float" office:value="8.51" calcext:value-type="float">
            <text:p><text:s text:c="3"/>8.51</text:p>
          </table:table-cell>
          <table:table-cell table:style-name="ce20" office:value-type="float" office:value="396" calcext:value-type="float">
            <text:p><text:s text:c="3"/>396</text:p>
          </table:table-cell>
          <table:table-cell table:style-name="ce37" office:value-type="float" office:value="8.34" calcext:value-type="float">
            <text:p><text:s text:c="3"/>8.34</text:p>
          </table:table-cell>
          <table:table-cell table:style-name="ce20" office:value-type="float" office:value="8" calcext:value-type="float">
            <text:p><text:s text:c="3"/>8</text:p>
          </table:table-cell>
          <table:table-cell table:style-name="ce37" office:value-type="float" office:value="0.17" calcext:value-type="float">
            <text:p><text:s text:c="3"/>0.17</text:p>
          </table:table-cell>
          <table:table-cell table:style-name="ce20" office:value-type="float" office:value="552" calcext:value-type="float">
            <text:p><text:s text:c="3"/>552</text:p>
          </table:table-cell>
          <table:table-cell table:style-name="ce37" office:value-type="float" office:value="11.63" calcext:value-type="float">
            <text:p><text:s text:c="3"/>11.63</text:p>
          </table:table-cell>
          <table:table-cell table:style-name="ce78" office:value-type="float" office:value="104" calcext:value-type="float">
            <text:p><text:s text:c="3"/>104</text:p>
          </table:table-cell>
          <table:table-cell table:style-name="ce80" office:value-type="float" office:value="2.19" calcext:value-type="float">
            <text:p><text:s text:c="3"/>2.19</text:p>
          </table:table-cell>
          <table:table-cell table:style-name="ce83" office:value-type="float" office:value="10194" calcext:value-type="float">
            <text:p><text:s text:c="3"/>10,19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51237" calcext:value-type="float">
            <text:p><text:s text:c="3"/>451,237</text:p>
          </table:table-cell>
          <table:table-cell table:style-name="ce20" office:value-type="float" office:value="1557944" calcext:value-type="float">
            <text:p><text:s text:c="3"/>1,557,944</text:p>
          </table:table-cell>
          <table:table-cell table:style-name="ce20" office:value-type="float" office:value="791716" calcext:value-type="float">
            <text:p><text:s text:c="3"/>791,716</text:p>
          </table:table-cell>
          <table:table-cell table:style-name="ce20" office:value-type="float" office:value="766228" calcext:value-type="float">
            <text:p><text:s text:c="3"/>766,228</text:p>
          </table:table-cell>
          <table:table-cell table:style-name="ce20" office:value-type="float" office:value="1216" calcext:value-type="float">
            <text:p><text:s text:c="3"/>1,216</text:p>
          </table:table-cell>
          <table:table-cell table:style-name="ce37" office:value-type="float" office:value="9.22" calcext:value-type="float">
            <text:p><text:s text:c="3"/>9.22</text:p>
          </table:table-cell>
          <table:table-cell table:style-name="ce20" office:value-type="float" office:value="820" calcext:value-type="float">
            <text:p><text:s text:c="3"/>820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396" calcext:value-type="float">
            <text:p><text:s text:c="3"/>396</text:p>
          </table:table-cell>
          <table:table-cell table:style-name="ce37" office:value-type="float" office:value="3" calcext:value-type="float">
            <text:p><text:s text:c="3"/>3.00</text:p>
          </table:table-cell>
          <table:table-cell table:style-name="ce20" office:value-type="float" office:value="1650" calcext:value-type="float">
            <text:p><text:s text:c="3"/>1,650</text:p>
          </table:table-cell>
          <table:table-cell table:style-name="ce37" office:value-type="float" office:value="12.51" calcext:value-type="float">
            <text:p><text:s text:c="3"/>12.51</text:p>
          </table:table-cell>
          <table:table-cell table:style-name="ce78" office:value-type="float" office:value="304" calcext:value-type="float">
            <text:p><text:s text:c="3"/>304</text:p>
          </table:table-cell>
          <table:table-cell table:style-name="ce80" office:value-type="float" office:value="2.3" calcext:value-type="float">
            <text:p><text:s text:c="3"/>2.30</text:p>
          </table:table-cell>
          <table:table-cell table:style-name="ce83" office:value-type="float" office:value="19170" calcext:value-type="float">
            <text:p><text:s text:c="3"/>19,170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3763" calcext:value-type="float">
            <text:p><text:s text:c="3"/>353,763</text:p>
          </table:table-cell>
          <table:table-cell table:style-name="ce20" office:value-type="float" office:value="1312935" calcext:value-type="float">
            <text:p><text:s text:c="3"/>1,312,935</text:p>
          </table:table-cell>
          <table:table-cell table:style-name="ce20" office:value-type="float" office:value="676162" calcext:value-type="float">
            <text:p><text:s text:c="3"/>676,162</text:p>
          </table:table-cell>
          <table:table-cell table:style-name="ce20" office:value-type="float" office:value="636773" calcext:value-type="float">
            <text:p><text:s text:c="3"/>636,773</text:p>
          </table:table-cell>
          <table:table-cell table:style-name="ce20" office:value-type="float" office:value="1016" calcext:value-type="float">
            <text:p><text:s text:c="3"/>1,016</text:p>
          </table:table-cell>
          <table:table-cell table:style-name="ce37" office:value-type="float" office:value="9.14" calcext:value-type="float">
            <text:p><text:s text:c="3"/>9.14</text:p>
          </table:table-cell>
          <table:table-cell table:style-name="ce20" office:value-type="float" office:value="802" calcext:value-type="float">
            <text:p><text:s text:c="3"/>802</text:p>
          </table:table-cell>
          <table:table-cell table:style-name="ce37" office:value-type="float" office:value="7.21" calcext:value-type="float">
            <text:p><text:s text:c="3"/>7.21</text:p>
          </table:table-cell>
          <table:table-cell table:style-name="ce20" office:value-type="float" office:value="214" calcext:value-type="float">
            <text:p><text:s text:c="3"/>214</text:p>
          </table:table-cell>
          <table:table-cell table:style-name="ce37" office:value-type="float" office:value="1.92" calcext:value-type="float">
            <text:p><text:s text:c="3"/>1.92</text:p>
          </table:table-cell>
          <table:table-cell table:style-name="ce20" office:value-type="float" office:value="1267" calcext:value-type="float">
            <text:p><text:s text:c="3"/>1,267</text:p>
          </table:table-cell>
          <table:table-cell table:style-name="ce37" office:value-type="float" office:value="11.39" calcext:value-type="float">
            <text:p><text:s text:c="3"/>11.39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style-name="ce80" office:value-type="float" office:value="1.7" calcext:value-type="float">
            <text:p><text:s text:c="3"/>1.70</text:p>
          </table:table-cell>
          <table:table-cell table:style-name="ce83" office:value-type="float" office:value="4605" calcext:value-type="float">
            <text:p><text:s text:c="3"/>4,605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6790" calcext:value-type="float">
            <text:p><text:s text:c="3"/>166,790</text:p>
          </table:table-cell>
          <table:table-cell table:style-name="ce20" office:value-type="float" office:value="531753" calcext:value-type="float">
            <text:p><text:s text:c="3"/>531,753</text:p>
          </table:table-cell>
          <table:table-cell table:style-name="ce20" office:value-type="float" office:value="274915" calcext:value-type="float">
            <text:p><text:s text:c="3"/>274,915</text:p>
          </table:table-cell>
          <table:table-cell table:style-name="ce20" office:value-type="float" office:value="256838" calcext:value-type="float">
            <text:p><text:s text:c="3"/>256,838</text:p>
          </table:table-cell>
          <table:table-cell table:style-name="ce20" office:value-type="float" office:value="374" calcext:value-type="float">
            <text:p><text:s text:c="3"/>374</text:p>
          </table:table-cell>
          <table:table-cell table:style-name="ce37" office:value-type="float" office:value="8.3" calcext:value-type="float">
            <text:p><text:s text:c="3"/>8.30</text:p>
          </table:table-cell>
          <table:table-cell table:style-name="ce20" office:value-type="float" office:value="430" calcext:value-type="float">
            <text:p><text:s text:c="3"/>430</text:p>
          </table:table-cell>
          <table:table-cell table:style-name="ce37" office:value-type="float" office:value="9.54" calcext:value-type="float">
            <text:p><text:s text:c="3"/>9.54</text:p>
          </table:table-cell>
          <table:table-cell table:style-name="ce20" office:value-type="float" office:value="-56" calcext:value-type="float">
            <text:p>－56</text:p>
          </table:table-cell>
          <table:table-cell table:style-name="ce37" office:value-type="float" office:value="-1.24" calcext:value-type="float">
            <text:p>－1.24</text:p>
          </table:table-cell>
          <table:table-cell table:style-name="ce20" office:value-type="float" office:value="402" calcext:value-type="float">
            <text:p><text:s text:c="3"/>402</text:p>
          </table:table-cell>
          <table:table-cell table:style-name="ce37" office:value-type="float" office:value="8.92" calcext:value-type="float">
            <text:p><text:s text:c="3"/>8.92</text:p>
          </table:table-cell>
          <table:table-cell table:style-name="ce78" office:value-type="float" office:value="80" calcext:value-type="float">
            <text:p><text:s text:c="3"/>80</text:p>
          </table:table-cell>
          <table:table-cell table:style-name="ce80" office:value-type="float" office:value="1.78" calcext:value-type="float">
            <text:p><text:s text:c="3"/>1.78</text:p>
          </table:table-cell>
          <table:table-cell table:style-name="ce83" office:value-type="float" office:value="27724" calcext:value-type="float">
            <text:p><text:s text:c="3"/>27,72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3534" calcext:value-type="float">
            <text:p><text:s text:c="3"/>223,534</text:p>
          </table:table-cell>
          <table:table-cell table:style-name="ce20" office:value-type="float" office:value="723674" calcext:value-type="float">
            <text:p><text:s text:c="3"/>723,674</text:p>
          </table:table-cell>
          <table:table-cell table:style-name="ce20" office:value-type="float" office:value="379434" calcext:value-type="float">
            <text:p><text:s text:c="3"/>379,434</text:p>
          </table:table-cell>
          <table:table-cell table:style-name="ce20" office:value-type="float" office:value="344240" calcext:value-type="float">
            <text:p><text:s text:c="3"/>344,240</text:p>
          </table:table-cell>
          <table:table-cell table:style-name="ce20" office:value-type="float" office:value="514" calcext:value-type="float">
            <text:p><text:s text:c="3"/>514</text:p>
          </table:table-cell>
          <table:table-cell table:style-name="ce37" office:value-type="float" office:value="8.38" calcext:value-type="float">
            <text:p><text:s text:c="3"/>8.38</text:p>
          </table:table-cell>
          <table:table-cell table:style-name="ce20" office:value-type="float" office:value="628" calcext:value-type="float">
            <text:p><text:s text:c="3"/>628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-114" calcext:value-type="float">
            <text:p>－114</text:p>
          </table:table-cell>
          <table:table-cell table:style-name="ce37" office:value-type="float" office:value="-1.86" calcext:value-type="float">
            <text:p>－1.86</text:p>
          </table:table-cell>
          <table:table-cell table:style-name="ce20" office:value-type="float" office:value="614" calcext:value-type="float">
            <text:p><text:s text:c="3"/>614</text:p>
          </table:table-cell>
          <table:table-cell table:style-name="ce37" office:value-type="float" office:value="10.01" calcext:value-type="float">
            <text:p><text:s text:c="3"/>10.01</text:p>
          </table:table-cell>
          <table:table-cell table:style-name="ce78" office:value-type="float" office:value="119" calcext:value-type="float">
            <text:p><text:s text:c="3"/>119</text:p>
          </table:table-cell>
          <table:table-cell table:style-name="ce80" office:value-type="float" office:value="1.94" calcext:value-type="float">
            <text:p><text:s text:c="3"/>1.94</text:p>
          </table:table-cell>
          <table:table-cell table:style-name="ce83" office:value-type="float" office:value="1587" calcext:value-type="float">
            <text:p><text:s text:c="3"/>1,587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1645" calcext:value-type="float">
            <text:p><text:s text:c="3"/>171,645</text:p>
          </table:table-cell>
          <table:table-cell table:style-name="ce20" office:value-type="float" office:value="548731" calcext:value-type="float">
            <text:p><text:s text:c="3"/>548,731</text:p>
          </table:table-cell>
          <table:table-cell table:style-name="ce20" office:value-type="float" office:value="287360" calcext:value-type="float">
            <text:p><text:s text:c="3"/>287,360</text:p>
          </table:table-cell>
          <table:table-cell table:style-name="ce20" office:value-type="float" office:value="261371" calcext:value-type="float">
            <text:p><text:s text:c="3"/>261,371</text:p>
          </table:table-cell>
          <table:table-cell table:style-name="ce20" office:value-type="float" office:value="406" calcext:value-type="float">
            <text:p><text:s text:c="3"/>406</text:p>
          </table:table-cell>
          <table:table-cell table:style-name="ce37" office:value-type="float" office:value="8.74" calcext:value-type="float">
            <text:p><text:s text:c="3"/>8.74</text:p>
          </table:table-cell>
          <table:table-cell table:style-name="ce20" office:value-type="float" office:value="481" calcext:value-type="float">
            <text:p><text:s text:c="3"/>481</text:p>
          </table:table-cell>
          <table:table-cell table:style-name="ce37" office:value-type="float" office:value="10.35" calcext:value-type="float">
            <text:p><text:s text:c="3"/>10.35</text:p>
          </table:table-cell>
          <table:table-cell table:style-name="ce20" office:value-type="float" office:value="-75" calcext:value-type="float">
            <text:p>－75</text:p>
          </table:table-cell>
          <table:table-cell table:style-name="ce37" office:value-type="float" office:value="-1.61" calcext:value-type="float">
            <text:p>－1.61</text:p>
          </table:table-cell>
          <table:table-cell table:style-name="ce20" office:value-type="float" office:value="406" calcext:value-type="float">
            <text:p><text:s text:c="3"/>406</text:p>
          </table:table-cell>
          <table:table-cell table:style-name="ce37" office:value-type="float" office:value="8.74" calcext:value-type="float">
            <text:p><text:s text:c="3"/>8.74</text:p>
          </table:table-cell>
          <table:table-cell table:style-name="ce78" office:value-type="float" office:value="95" calcext:value-type="float">
            <text:p><text:s text:c="3"/>95</text:p>
          </table:table-cell>
          <table:table-cell table:style-name="ce80" office:value-type="float" office:value="2.04" calcext:value-type="float">
            <text:p><text:s text:c="3"/>2.04</text:p>
          </table:table-cell>
          <table:table-cell table:style-name="ce83" office:value-type="float" office:value="5348" calcext:value-type="float">
            <text:p><text:s text:c="3"/>5,34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8943" calcext:value-type="float">
            <text:p><text:s text:c="3"/>358,943</text:p>
          </table:table-cell>
          <table:table-cell table:style-name="ce20" office:value-type="float" office:value="1104552" calcext:value-type="float">
            <text:p><text:s text:c="3"/>1,104,552</text:p>
          </table:table-cell>
          <table:table-cell table:style-name="ce20" office:value-type="float" office:value="565834" calcext:value-type="float">
            <text:p><text:s text:c="3"/>565,834</text:p>
          </table:table-cell>
          <table:table-cell table:style-name="ce20" office:value-type="float" office:value="538718" calcext:value-type="float">
            <text:p><text:s text:c="3"/>538,718</text:p>
          </table:table-cell>
          <table:table-cell table:style-name="ce20" office:value-type="float" office:value="753" calcext:value-type="float">
            <text:p><text:s text:c="3"/>753</text:p>
          </table:table-cell>
          <table:table-cell table:style-name="ce37" office:value-type="float" office:value="8.05" calcext:value-type="float">
            <text:p><text:s text:c="3"/>8.05</text:p>
          </table:table-cell>
          <table:table-cell table:style-name="ce20" office:value-type="float" office:value="836" calcext:value-type="float">
            <text:p><text:s text:c="3"/>836</text:p>
          </table:table-cell>
          <table:table-cell table:style-name="ce37" office:value-type="float" office:value="8.94" calcext:value-type="float">
            <text:p><text:s text:c="3"/>8.94</text:p>
          </table:table-cell>
          <table:table-cell table:style-name="ce20" office:value-type="float" office:value="-83" calcext:value-type="float">
            <text:p>－83</text:p>
          </table:table-cell>
          <table:table-cell table:style-name="ce37" office:value-type="float" office:value="-0.89" calcext:value-type="float">
            <text:p>－0.89</text:p>
          </table:table-cell>
          <table:table-cell table:style-name="ce20" office:value-type="float" office:value="949" calcext:value-type="float">
            <text:p><text:s text:c="3"/>949</text:p>
          </table:table-cell>
          <table:table-cell table:style-name="ce37" office:value-type="float" office:value="10.14" calcext:value-type="float">
            <text:p><text:s text:c="3"/>10.14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0" office:value-type="float" office:value="2.08" calcext:value-type="float">
            <text:p><text:s text:c="3"/>2.08</text:p>
          </table:table-cell>
          <table:table-cell table:style-name="ce83" office:value-type="float" office:value="3404" calcext:value-type="float">
            <text:p><text:s text:c="3"/>3,40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20551" calcext:value-type="float">
            <text:p><text:s text:c="3"/>420,551</text:p>
          </table:table-cell>
          <table:table-cell table:style-name="ce20" office:value-type="float" office:value="1243412" calcext:value-type="float">
            <text:p><text:s text:c="3"/>1,243,412</text:p>
          </table:table-cell>
          <table:table-cell table:style-name="ce20" office:value-type="float" office:value="639236" calcext:value-type="float">
            <text:p><text:s text:c="3"/>639,236</text:p>
          </table:table-cell>
          <table:table-cell table:style-name="ce20" office:value-type="float" office:value="604176" calcext:value-type="float">
            <text:p><text:s text:c="3"/>604,176</text:p>
          </table:table-cell>
          <table:table-cell table:style-name="ce20" office:value-type="float" office:value="841" calcext:value-type="float">
            <text:p><text:s text:c="3"/>841</text:p>
          </table:table-cell>
          <table:table-cell table:style-name="ce37" office:value-type="float" office:value="7.99" calcext:value-type="float">
            <text:p><text:s text:c="3"/>7.99</text:p>
          </table:table-cell>
          <table:table-cell table:style-name="ce20" office:value-type="float" office:value="813" calcext:value-type="float">
            <text:p><text:s text:c="3"/>813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7" office:value-type="float" office:value="0.27" calcext:value-type="float">
            <text:p><text:s text:c="3"/>0.27</text:p>
          </table:table-cell>
          <table:table-cell table:style-name="ce20" office:value-type="float" office:value="1095" calcext:value-type="float">
            <text:p><text:s text:c="3"/>1,095</text:p>
          </table:table-cell>
          <table:table-cell table:style-name="ce37" office:value-type="float" office:value="10.4" calcext:value-type="float">
            <text:p><text:s text:c="3"/>10.40</text:p>
          </table:table-cell>
          <table:table-cell table:style-name="ce78" office:value-type="float" office:value="289" calcext:value-type="float">
            <text:p><text:s text:c="3"/>289</text:p>
          </table:table-cell>
          <table:table-cell table:style-name="ce80" office:value-type="float" office:value="2.74" calcext:value-type="float">
            <text:p><text:s text:c="3"/>2.74</text:p>
          </table:table-cell>
          <table:table-cell table:style-name="ce83" office:value-type="float" office:value="16738" calcext:value-type="float">
            <text:p><text:s text:c="3"/>16,738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9755" calcext:value-type="float">
            <text:p><text:s text:c="3"/>269,755</text:p>
          </table:table-cell>
          <table:table-cell table:style-name="ce20" office:value-type="float" office:value="884838" calcext:value-type="float">
            <text:p><text:s text:c="3"/>884,838</text:p>
          </table:table-cell>
          <table:table-cell table:style-name="ce20" office:value-type="float" office:value="456802" calcext:value-type="float">
            <text:p><text:s text:c="3"/>456,802</text:p>
          </table:table-cell>
          <table:table-cell table:style-name="ce20" office:value-type="float" office:value="428036" calcext:value-type="float">
            <text:p><text:s text:c="3"/>428,036</text:p>
          </table:table-cell>
          <table:table-cell table:style-name="ce20" office:value-type="float" office:value="541" calcext:value-type="float">
            <text:p><text:s text:c="3"/>541</text:p>
          </table:table-cell>
          <table:table-cell table:style-name="ce37" office:value-type="float" office:value="7.22" calcext:value-type="float">
            <text:p><text:s text:c="3"/>7.22</text:p>
          </table:table-cell>
          <table:table-cell table:style-name="ce20" office:value-type="float" office:value="706" calcext:value-type="float">
            <text:p><text:s text:c="3"/>706</text:p>
          </table:table-cell>
          <table:table-cell table:style-name="ce37" office:value-type="float" office:value="9.42" calcext:value-type="float">
            <text:p><text:s text:c="3"/>9.42</text:p>
          </table:table-cell>
          <table:table-cell table:style-name="ce20" office:value-type="float" office:value="-165" calcext:value-type="float">
            <text:p>－165</text:p>
          </table:table-cell>
          <table:table-cell table:style-name="ce37" office:value-type="float" office:value="-2.2" calcext:value-type="float">
            <text:p>－2.20</text:p>
          </table:table-cell>
          <table:table-cell table:style-name="ce20" office:value-type="float" office:value="678" calcext:value-type="float">
            <text:p><text:s text:c="3"/>678</text:p>
          </table:table-cell>
          <table:table-cell table:style-name="ce37" office:value-type="float" office:value="9.04" calcext:value-type="float">
            <text:p><text:s text:c="3"/>9.04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56048" calcext:value-type="float">
            <text:p><text:s text:c="3"/>56,048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693" calcext:value-type="float">
            <text:p><text:s text:c="3"/>78,693</text:p>
          </table:table-cell>
          <table:table-cell table:style-name="ce20" office:value-type="float" office:value="231849" calcext:value-type="float">
            <text:p><text:s text:c="3"/>231,849</text:p>
          </table:table-cell>
          <table:table-cell table:style-name="ce20" office:value-type="float" office:value="122041" calcext:value-type="float">
            <text:p><text:s text:c="3"/>122,041</text:p>
          </table:table-cell>
          <table:table-cell table:style-name="ce20" office:value-type="float" office:value="109808" calcext:value-type="float">
            <text:p><text:s text:c="3"/>109,808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37" office:value-type="float" office:value="8.96" calcext:value-type="float">
            <text:p><text:s text:c="3"/>8.96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37" office:value-type="float" office:value="10.59" calcext:value-type="float">
            <text:p><text:s text:c="3"/>10.59</text:p>
          </table:table-cell>
          <table:table-cell table:style-name="ce20" office:value-type="float" office:value="-32" calcext:value-type="float">
            <text:p>－32</text:p>
          </table:table-cell>
          <table:table-cell table:style-name="ce37" office:value-type="float" office:value="-1.63" calcext:value-type="float">
            <text:p>－1.63</text:p>
          </table:table-cell>
          <table:table-cell table:style-name="ce20" office:value-type="float" office:value="157" calcext:value-type="float">
            <text:p><text:s text:c="3"/>157</text:p>
          </table:table-cell>
          <table:table-cell table:style-name="ce37" office:value-type="float" office:value="7.99" calcext:value-type="float">
            <text:p><text:s text:c="3"/>7.99</text:p>
          </table:table-cell>
          <table:table-cell table:style-name="ce78" office:value-type="float" office:value="57" calcext:value-type="float">
            <text:p><text:s text:c="3"/>57</text:p>
          </table:table-cell>
          <table:table-cell table:style-name="ce80" office:value-type="float" office:value="2.9" calcext:value-type="float">
            <text:p><text:s text:c="3"/>2.90</text:p>
          </table:table-cell>
          <table:table-cell table:style-name="ce83" office:value-type="float" office:value="78819" calcext:value-type="float">
            <text:p><text:s text:c="3"/>78,81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433" calcext:value-type="float">
            <text:p><text:s text:c="3"/>118,433</text:p>
          </table:table-cell>
          <table:table-cell table:style-name="ce20" office:value-type="float" office:value="341433" calcext:value-type="float">
            <text:p><text:s text:c="3"/>341,433</text:p>
          </table:table-cell>
          <table:table-cell table:style-name="ce20" office:value-type="float" office:value="177032" calcext:value-type="float">
            <text:p><text:s text:c="3"/>177,032</text:p>
          </table:table-cell>
          <table:table-cell table:style-name="ce20" office:value-type="float" office:value="164401" calcext:value-type="float">
            <text:p><text:s text:c="3"/>164,401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37" office:value-type="float" office:value="8.23" calcext:value-type="float">
            <text:p><text:s text:c="3"/>8.23</text:p>
          </table:table-cell>
          <table:table-cell table:style-name="ce20" office:value-type="float" office:value="304" calcext:value-type="float">
            <text:p><text:s text:c="3"/>304</text:p>
          </table:table-cell>
          <table:table-cell table:style-name="ce37" office:value-type="float" office:value="10.51" calcext:value-type="float">
            <text:p><text:s text:c="3"/>10.51</text:p>
          </table:table-cell>
          <table:table-cell table:style-name="ce20" office:value-type="float" office:value="-66" calcext:value-type="float">
            <text:p>－66</text:p>
          </table:table-cell>
          <table:table-cell table:style-name="ce37" office:value-type="float" office:value="-2.28" calcext:value-type="float">
            <text:p>－2.28</text:p>
          </table:table-cell>
          <table:table-cell table:style-name="ce20" office:value-type="float" office:value="255" calcext:value-type="float">
            <text:p><text:s text:c="3"/>255</text:p>
          </table:table-cell>
          <table:table-cell table:style-name="ce37" office:value-type="float" office:value="8.81" calcext:value-type="float">
            <text:p><text:s text:c="3"/>8.81</text:p>
          </table:table-cell>
          <table:table-cell table:style-name="ce78" office:value-type="float" office:value="91" calcext:value-type="float">
            <text:p><text:s text:c="3"/>91</text:p>
          </table:table-cell>
          <table:table-cell table:style-name="ce80" office:value-type="float" office:value="3.15" calcext:value-type="float">
            <text:p><text:s text:c="3"/>3.15</text:p>
          </table:table-cell>
          <table:table-cell table:style-name="ce83" office:value-type="float" office:value="89812" calcext:value-type="float">
            <text:p><text:s text:c="3"/>89,81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1468" calcext:value-type="float">
            <text:p><text:s text:c="3"/>31,468</text:p>
          </table:table-cell>
          <table:table-cell table:style-name="ce20" office:value-type="float" office:value="93308" calcext:value-type="float">
            <text:p><text:s text:c="3"/>93,308</text:p>
          </table:table-cell>
          <table:table-cell table:style-name="ce20" office:value-type="float" office:value="48092" calcext:value-type="float">
            <text:p><text:s text:c="3"/>48,092</text:p>
          </table:table-cell>
          <table:table-cell table:style-name="ce20" office:value-type="float" office:value="45216" calcext:value-type="float">
            <text:p><text:s text:c="3"/>45,216</text:p>
          </table:table-cell>
          <table:table-cell table:style-name="ce20" office:value-type="float" office:value="56" calcext:value-type="float">
            <text:p><text:s text:c="3"/>56</text:p>
          </table:table-cell>
          <table:table-cell table:style-name="ce37" office:value-type="float" office:value="7.09" calcext:value-type="float">
            <text:p><text:s text:c="3"/>7.09</text:p>
          </table:table-cell>
          <table:table-cell table:style-name="ce20" office:value-type="float" office:value="56" calcext:value-type="float">
            <text:p><text:s text:c="3"/>56</text:p>
          </table:table-cell>
          <table:table-cell table:style-name="ce37" office:value-type="float" office:value="7.09" calcext:value-type="float">
            <text:p><text:s text:c="3"/>7.09</text:p>
          </table:table-cell>
          <table:table-cell table:style-name="ce20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7" office:value-type="float" office:value="8.86" calcext:value-type="float">
            <text:p><text:s text:c="3"/>8.86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80" office:value-type="float" office:value="1.65" calcext:value-type="float">
            <text:p><text:s text:c="3"/>1.65</text:p>
          </table:table-cell>
          <table:table-cell table:style-name="ce83" office:value-type="float" office:value="231" calcext:value-type="float">
            <text:p><text:s text:c="3"/>231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4212" calcext:value-type="float">
            <text:p><text:s text:c="3"/>144,212</text:p>
          </table:table-cell>
          <table:table-cell table:style-name="ce20" office:value-type="float" office:value="388979" calcext:value-type="float">
            <text:p><text:s text:c="3"/>388,979</text:p>
          </table:table-cell>
          <table:table-cell table:style-name="ce20" office:value-type="float" office:value="196877" calcext:value-type="float">
            <text:p><text:s text:c="3"/>196,877</text:p>
          </table:table-cell>
          <table:table-cell table:style-name="ce20" office:value-type="float" office:value="192102" calcext:value-type="float">
            <text:p><text:s text:c="3"/>192,102</text:p>
          </table:table-cell>
          <table:table-cell table:style-name="ce20" office:value-type="float" office:value="253" calcext:value-type="float">
            <text:p><text:s text:c="3"/>253</text:p>
          </table:table-cell>
          <table:table-cell table:style-name="ce37" office:value-type="float" office:value="7.68" calcext:value-type="float">
            <text:p><text:s text:c="3"/>7.68</text:p>
          </table:table-cell>
          <table:table-cell table:style-name="ce20" office:value-type="float" office:value="220" calcext:value-type="float">
            <text:p><text:s text:c="3"/>220</text:p>
          </table:table-cell>
          <table:table-cell table:style-name="ce37" office:value-type="float" office:value="6.68" calcext:value-type="float">
            <text:p><text:s text:c="3"/>6.68</text:p>
          </table:table-cell>
          <table:table-cell table:style-name="ce20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.00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37" office:value-type="float" office:value="10.38" calcext:value-type="float">
            <text:p><text:s text:c="3"/>10.38</text:p>
          </table:table-cell>
          <table:table-cell table:style-name="ce78" office:value-type="float" office:value="100" calcext:value-type="float">
            <text:p><text:s text:c="3"/>100</text:p>
          </table:table-cell>
          <table:table-cell table:style-name="ce80" office:value-type="float" office:value="3.04" calcext:value-type="float">
            <text:p><text:s text:c="3"/>3.04</text:p>
          </table:table-cell>
          <table:table-cell table:style-name="ce83" office:value-type="float" office:value="8515" calcext:value-type="float">
            <text:p><text:s text:c="3"/>8,51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3957" calcext:value-type="float">
            <text:p><text:s text:c="3"/>133,957</text:p>
          </table:table-cell>
          <table:table-cell table:style-name="ce20" office:value-type="float" office:value="405371" calcext:value-type="float">
            <text:p><text:s text:c="3"/>405,371</text:p>
          </table:table-cell>
          <table:table-cell table:style-name="ce20" office:value-type="float" office:value="202389" calcext:value-type="float">
            <text:p><text:s text:c="3"/>202,389</text:p>
          </table:table-cell>
          <table:table-cell table:style-name="ce20" office:value-type="float" office:value="202982" calcext:value-type="float">
            <text:p><text:s text:c="3"/>202,982</text:p>
          </table:table-cell>
          <table:table-cell table:style-name="ce20" office:value-type="float" office:value="467" calcext:value-type="float">
            <text:p><text:s text:c="3"/>467</text:p>
          </table:table-cell>
          <table:table-cell table:style-name="ce37" office:value-type="float" office:value="13.61" calcext:value-type="float">
            <text:p><text:s text:c="3"/>13.61</text:p>
          </table:table-cell>
          <table:table-cell table:style-name="ce20" office:value-type="float" office:value="194" calcext:value-type="float">
            <text:p><text:s text:c="3"/>194</text:p>
          </table:table-cell>
          <table:table-cell table:style-name="ce37" office:value-type="float" office:value="5.65" calcext:value-type="float">
            <text:p><text:s text:c="3"/>5.65</text:p>
          </table:table-cell>
          <table:table-cell table:style-name="ce20" office:value-type="float" office:value="273" calcext:value-type="float">
            <text:p><text:s text:c="3"/>273</text:p>
          </table:table-cell>
          <table:table-cell table:style-name="ce37" office:value-type="float" office:value="7.96" calcext:value-type="float">
            <text:p><text:s text:c="3"/>7.96</text:p>
          </table:table-cell>
          <table:table-cell table:style-name="ce20" office:value-type="float" office:value="433" calcext:value-type="float">
            <text:p><text:s text:c="3"/>433</text:p>
          </table:table-cell>
          <table:table-cell table:style-name="ce37" office:value-type="float" office:value="12.62" calcext:value-type="float">
            <text:p><text:s text:c="3"/>12.62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80" office:value-type="float" office:value="2.62" calcext:value-type="float">
            <text:p><text:s text:c="3"/>2.62</text:p>
          </table:table-cell>
          <table:table-cell table:style-name="ce83" office:value-type="float" office:value="2596" calcext:value-type="float">
            <text:p><text:s text:c="3"/>2,59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9363" calcext:value-type="float">
            <text:p><text:s text:c="3"/>369,363</text:p>
          </table:table-cell>
          <table:table-cell table:style-name="ce20" office:value-type="float" office:value="1066128" calcext:value-type="float">
            <text:p><text:s text:c="3"/>1,066,128</text:p>
          </table:table-cell>
          <table:table-cell table:style-name="ce20" office:value-type="float" office:value="520274" calcext:value-type="float">
            <text:p><text:s text:c="3"/>520,274</text:p>
          </table:table-cell>
          <table:table-cell table:style-name="ce20" office:value-type="float" office:value="545854" calcext:value-type="float">
            <text:p><text:s text:c="3"/>545,854</text:p>
          </table:table-cell>
          <table:table-cell table:style-name="ce20" office:value-type="float" office:value="766" calcext:value-type="float">
            <text:p><text:s text:c="3"/>766</text:p>
          </table:table-cell>
          <table:table-cell table:style-name="ce37" office:value-type="float" office:value="8.49" calcext:value-type="float">
            <text:p><text:s text:c="3"/>8.49</text:p>
          </table:table-cell>
          <table:table-cell table:style-name="ce20" office:value-type="float" office:value="462" calcext:value-type="float">
            <text:p><text:s text:c="3"/>462</text:p>
          </table:table-cell>
          <table:table-cell table:style-name="ce37" office:value-type="float" office:value="5.12" calcext:value-type="float">
            <text:p><text:s text:c="3"/>5.12</text:p>
          </table:table-cell>
          <table:table-cell table:style-name="ce20" office:value-type="float" office:value="304" calcext:value-type="float">
            <text:p><text:s text:c="3"/>304</text:p>
          </table:table-cell>
          <table:table-cell table:style-name="ce37" office:value-type="float" office:value="3.37" calcext:value-type="float">
            <text:p><text:s text:c="3"/>3.37</text:p>
          </table:table-cell>
          <table:table-cell table:style-name="ce20" office:value-type="float" office:value="1068" calcext:value-type="float">
            <text:p><text:s text:c="3"/>1,068</text:p>
          </table:table-cell>
          <table:table-cell table:style-name="ce37" office:value-type="float" office:value="11.83" calcext:value-type="float">
            <text:p><text:s text:c="3"/>11.83</text:p>
          </table:table-cell>
          <table:table-cell table:style-name="ce78" office:value-type="float" office:value="230" calcext:value-type="float">
            <text:p><text:s text:c="3"/>230</text:p>
          </table:table-cell>
          <table:table-cell table:style-name="ce80" office:value-type="float" office:value="2.55" calcext:value-type="float">
            <text:p><text:s text:c="3"/>2.55</text:p>
          </table:table-cell>
          <table:table-cell table:style-name="ce83" office:value-type="float" office:value="7038" calcext:value-type="float">
            <text:p><text:s text:c="3"/>7,03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3138" calcext:value-type="float">
            <text:p><text:s text:c="3"/>93,138</text:p>
          </table:table-cell>
          <table:table-cell table:style-name="ce20" office:value-type="float" office:value="273793" calcext:value-type="float">
            <text:p><text:s text:c="3"/>273,793</text:p>
          </table:table-cell>
          <table:table-cell table:style-name="ce20" office:value-type="float" office:value="135283" calcext:value-type="float">
            <text:p><text:s text:c="3"/>135,283</text:p>
          </table:table-cell>
          <table:table-cell table:style-name="ce20" office:value-type="float" office:value="138510" calcext:value-type="float">
            <text:p><text:s text:c="3"/>138,510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37" office:value-type="float" office:value="7.93" calcext:value-type="float">
            <text:p><text:s text:c="3"/>7.93</text:p>
          </table:table-cell>
          <table:table-cell table:style-name="ce20" office:value-type="float" office:value="160" calcext:value-type="float">
            <text:p><text:s text:c="3"/>160</text:p>
          </table:table-cell>
          <table:table-cell table:style-name="ce37" office:value-type="float" office:value="6.9" calcext:value-type="float">
            <text:p><text:s text:c="3"/>6.90</text:p>
          </table:table-cell>
          <table:table-cell table:style-name="ce20" office:value-type="float" office:value="24" calcext:value-type="float">
            <text:p><text:s text:c="3"/>24</text:p>
          </table:table-cell>
          <table:table-cell table:style-name="ce37" office:value-type="float" office:value="1.03" calcext:value-type="float">
            <text:p><text:s text:c="3"/>1.03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7" office:value-type="float" office:value="9.09" calcext:value-type="float">
            <text:p><text:s text:c="3"/>9.09</text:p>
          </table:table-cell>
          <table:table-cell table:style-name="ce78" office:value-type="float" office:value="51" calcext:value-type="float">
            <text:p><text:s text:c="3"/>51</text:p>
          </table:table-cell>
          <table:table-cell table:style-name="ce80" office:value-type="float" office:value="2.2" calcext:value-type="float">
            <text:p><text:s text:c="3"/>2.20</text:p>
          </table:table-cell>
          <table:table-cell table:style-name="ce83" office:value-type="float" office:value="784" calcext:value-type="float">
            <text:p><text:s text:c="3"/>78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1691" calcext:value-type="float">
            <text:p><text:s text:c="3"/>261,691</text:p>
          </table:table-cell>
          <table:table-cell table:style-name="ce20" office:value-type="float" office:value="768453" calcext:value-type="float">
            <text:p><text:s text:c="3"/>768,453</text:p>
          </table:table-cell>
          <table:table-cell table:style-name="ce20" office:value-type="float" office:value="381567" calcext:value-type="float">
            <text:p><text:s text:c="3"/>381,567</text:p>
          </table:table-cell>
          <table:table-cell table:style-name="ce20" office:value-type="float" office:value="386886" calcext:value-type="float">
            <text:p><text:s text:c="3"/>386,886</text:p>
          </table:table-cell>
          <table:table-cell table:style-name="ce20" office:value-type="float" office:value="569" calcext:value-type="float">
            <text:p><text:s text:c="3"/>569</text:p>
          </table:table-cell>
          <table:table-cell table:style-name="ce37" office:value-type="float" office:value="8.74" calcext:value-type="float">
            <text:p><text:s text:c="3"/>8.74</text:p>
          </table:table-cell>
          <table:table-cell table:style-name="ce20" office:value-type="float" office:value="394" calcext:value-type="float">
            <text:p><text:s text:c="3"/>394</text:p>
          </table:table-cell>
          <table:table-cell table:style-name="ce37" office:value-type="float" office:value="6.05" calcext:value-type="float">
            <text:p><text:s text:c="3"/>6.05</text:p>
          </table:table-cell>
          <table:table-cell table:style-name="ce20" office:value-type="float" office:value="175" calcext:value-type="float">
            <text:p><text:s text:c="3"/>175</text:p>
          </table:table-cell>
          <table:table-cell table:style-name="ce37" office:value-type="float" office:value="2.69" calcext:value-type="float">
            <text:p><text:s text:c="3"/>2.69</text:p>
          </table:table-cell>
          <table:table-cell table:style-name="ce20" office:value-type="float" office:value="712" calcext:value-type="float">
            <text:p><text:s text:c="3"/>712</text:p>
          </table:table-cell>
          <table:table-cell table:style-name="ce37" office:value-type="float" office:value="10.94" calcext:value-type="float">
            <text:p><text:s text:c="3"/>10.94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1867" calcext:value-type="float">
            <text:p><text:s text:c="3"/>1,867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8433" calcext:value-type="float">
            <text:p><text:s text:c="3"/>958,433</text:p>
          </table:table-cell>
          <table:table-cell table:style-name="ce20" office:value-type="float" office:value="2622923" calcext:value-type="float">
            <text:p><text:s text:c="3"/>2,622,923</text:p>
          </table:table-cell>
          <table:table-cell table:style-name="ce20" office:value-type="float" office:value="1270948" calcext:value-type="float">
            <text:p><text:s text:c="3"/>1,270,948</text:p>
          </table:table-cell>
          <table:table-cell table:style-name="ce20" office:value-type="float" office:value="1351975" calcext:value-type="float">
            <text:p><text:s text:c="3"/>1,351,975</text:p>
          </table:table-cell>
          <table:table-cell table:style-name="ce20" office:value-type="float" office:value="1762" calcext:value-type="float">
            <text:p><text:s text:c="3"/>1,762</text:p>
          </table:table-cell>
          <table:table-cell table:style-name="ce37" office:value-type="float" office:value="7.93" calcext:value-type="float">
            <text:p><text:s text:c="3"/>7.93</text:p>
          </table:table-cell>
          <table:table-cell table:style-name="ce20" office:value-type="float" office:value="1418" calcext:value-type="float">
            <text:p><text:s text:c="3"/>1,418</text:p>
          </table:table-cell>
          <table:table-cell table:style-name="ce37" office:value-type="float" office:value="6.38" calcext:value-type="float">
            <text:p><text:s text:c="3"/>6.38</text:p>
          </table:table-cell>
          <table:table-cell table:style-name="ce20" office:value-type="float" office:value="344" calcext:value-type="float">
            <text:p><text:s text:c="3"/>344</text:p>
          </table:table-cell>
          <table:table-cell table:style-name="ce37" office:value-type="float" office:value="1.55" calcext:value-type="float">
            <text:p><text:s text:c="3"/>1.55</text:p>
          </table:table-cell>
          <table:table-cell table:style-name="ce20" office:value-type="float" office:value="2598" calcext:value-type="float">
            <text:p><text:s text:c="3"/>2,598</text:p>
          </table:table-cell>
          <table:table-cell table:style-name="ce37" office:value-type="float" office:value="11.7" calcext:value-type="float">
            <text:p><text:s text:c="3"/>11.70</text:p>
          </table:table-cell>
          <table:table-cell table:style-name="ce78" office:value-type="float" office:value="572" calcext:value-type="float">
            <text:p><text:s text:c="3"/>572</text:p>
          </table:table-cell>
          <table:table-cell table:style-name="ce80" office:value-type="float" office:value="2.58" calcext:value-type="float">
            <text:p><text:s text:c="3"/>2.58</text:p>
          </table:table-cell>
          <table:table-cell table:style-name="ce83" office:value-type="float" office:value="12862" calcext:value-type="float">
            <text:p><text:s text:c="3"/>12,862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71166" calcext:value-type="float">
            <text:p><text:s text:c="3"/>571,166</text:p>
          </table:table-cell>
          <table:table-cell table:style-name="ce20" office:value-type="float" office:value="1525642" calcext:value-type="float">
            <text:p><text:s text:c="3"/>1,525,642</text:p>
          </table:table-cell>
          <table:table-cell table:style-name="ce20" office:value-type="float" office:value="757220" calcext:value-type="float">
            <text:p><text:s text:c="3"/>757,220</text:p>
          </table:table-cell>
          <table:table-cell table:style-name="ce20" office:value-type="float" office:value="768422" calcext:value-type="float">
            <text:p><text:s text:c="3"/>768,422</text:p>
          </table:table-cell>
          <table:table-cell table:style-name="ce20" office:value-type="float" office:value="984" calcext:value-type="float">
            <text:p><text:s text:c="3"/>984</text:p>
          </table:table-cell>
          <table:table-cell table:style-name="ce37" office:value-type="float" office:value="7.62" calcext:value-type="float">
            <text:p><text:s text:c="3"/>7.62</text:p>
          </table:table-cell>
          <table:table-cell table:style-name="ce20" office:value-type="float" office:value="859" calcext:value-type="float">
            <text:p><text:s text:c="3"/>859</text:p>
          </table:table-cell>
          <table:table-cell table:style-name="ce37" office:value-type="float" office:value="6.65" calcext:value-type="float">
            <text:p><text:s text:c="3"/>6.65</text:p>
          </table:table-cell>
          <table:table-cell table:style-name="ce20" office:value-type="float" office:value="125" calcext:value-type="float">
            <text:p><text:s text:c="3"/>125</text:p>
          </table:table-cell>
          <table:table-cell table:style-name="ce37" office:value-type="float" office:value="0.97" calcext:value-type="float">
            <text:p><text:s text:c="3"/>0.97</text:p>
          </table:table-cell>
          <table:table-cell table:style-name="ce20" office:value-type="float" office:value="1381" calcext:value-type="float">
            <text:p><text:s text:c="3"/>1,381</text:p>
          </table:table-cell>
          <table:table-cell table:style-name="ce37" office:value-type="float" office:value="10.69" calcext:value-type="float">
            <text:p><text:s text:c="3"/>10.69</text:p>
          </table:table-cell>
          <table:table-cell table:style-name="ce78" office:value-type="float" office:value="344" calcext:value-type="float">
            <text:p><text:s text:c="3"/>344</text:p>
          </table:table-cell>
          <table:table-cell table:style-name="ce80" office:value-type="float" office:value="2.66" calcext:value-type="float">
            <text:p><text:s text:c="3"/>2.66</text:p>
          </table:table-cell>
          <table:table-cell table:style-name="ce83" office:value-type="float" office:value="11076" calcext:value-type="float">
            <text:p><text:s text:c="3"/>11,076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979" calcext:value-type="float">
            <text:p><text:s text:c="3"/>31,979</text:p>
          </table:table-cell>
          <table:table-cell table:style-name="ce20" office:value-type="float" office:value="94325" calcext:value-type="float">
            <text:p><text:s text:c="3"/>94,325</text:p>
          </table:table-cell>
          <table:table-cell table:style-name="ce20" office:value-type="float" office:value="50275" calcext:value-type="float">
            <text:p><text:s text:c="3"/>50,275</text:p>
          </table:table-cell>
          <table:table-cell table:style-name="ce20" office:value-type="float" office:value="44050" calcext:value-type="float">
            <text:p><text:s text:c="3"/>44,050</text:p>
          </table:table-cell>
          <table:table-cell table:style-name="ce20" office:value-type="float" office:value="117" calcext:value-type="float">
            <text:p><text:s text:c="3"/>117</text:p>
          </table:table-cell>
          <table:table-cell table:style-name="ce37" office:value-type="float" office:value="14.68" calcext:value-type="float">
            <text:p><text:s text:c="3"/>14.68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37" office:value-type="float" office:value="5.77" calcext:value-type="float">
            <text:p><text:s text:c="3"/>5.77</text:p>
          </table:table-cell>
          <table:table-cell table:style-name="ce20" office:value-type="float" office:value="71" calcext:value-type="float">
            <text:p><text:s text:c="3"/>71</text:p>
          </table:table-cell>
          <table:table-cell table:style-name="ce37" office:value-type="float" office:value="8.91" calcext:value-type="float">
            <text:p><text:s text:c="3"/>8.91</text:p>
          </table:table-cell>
          <table:table-cell table:style-name="ce20" office:value-type="float" office:value="97" calcext:value-type="float">
            <text:p><text:s text:c="3"/>97</text:p>
          </table:table-cell>
          <table:table-cell table:style-name="ce37" office:value-type="float" office:value="12.17" calcext:value-type="float">
            <text:p><text:s text:c="3"/>12.17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80" office:value-type="float" office:value="1.25" calcext:value-type="float">
            <text:p><text:s text:c="3"/>1.25</text:p>
          </table:table-cell>
          <table:table-cell table:style-name="ce83" office:value-type="float" office:value="465" calcext:value-type="float">
            <text:p><text:s text:c="3"/>465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999" calcext:value-type="float">
            <text:p><text:s text:c="3"/>29,999</text:p>
          </table:table-cell>
          <table:table-cell table:style-name="ce20" office:value-type="float" office:value="84570" calcext:value-type="float">
            <text:p><text:s text:c="3"/>84,570</text:p>
          </table:table-cell>
          <table:table-cell table:style-name="ce20" office:value-type="float" office:value="44625" calcext:value-type="float">
            <text:p><text:s text:c="3"/>44,625</text:p>
          </table:table-cell>
          <table:table-cell table:style-name="ce20" office:value-type="float" office:value="39945" calcext:value-type="float">
            <text:p><text:s text:c="3"/>39,945</text:p>
          </table:table-cell>
          <table:table-cell table:style-name="ce20" office:value-type="float" office:value="105" calcext:value-type="float">
            <text:p><text:s text:c="3"/>105</text:p>
          </table:table-cell>
          <table:table-cell table:style-name="ce37" office:value-type="float" office:value="14.7" calcext:value-type="float">
            <text:p><text:s text:c="3"/>14.70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7" office:value-type="float" office:value="5.88" calcext:value-type="float">
            <text:p><text:s text:c="3"/>5.88</text:p>
          </table:table-cell>
          <table:table-cell table:style-name="ce20" office:value-type="float" office:value="63" calcext:value-type="float">
            <text:p><text:s text:c="3"/>63</text:p>
          </table:table-cell>
          <table:table-cell table:style-name="ce37" office:value-type="float" office:value="8.82" calcext:value-type="float">
            <text:p><text:s text:c="3"/>8.82</text:p>
          </table:table-cell>
          <table:table-cell table:style-name="ce20" office:value-type="float" office:value="82" calcext:value-type="float">
            <text:p><text:s text:c="3"/>82</text:p>
          </table:table-cell>
          <table:table-cell table:style-name="ce37" office:value-type="float" office:value="11.48" calcext:value-type="float">
            <text:p><text:s text:c="3"/>11.4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80" office:value-type="float" office:value="1.4" calcext:value-type="float">
            <text:p><text:s text:c="3"/>1.40</text:p>
          </table:table-cell>
          <table:table-cell table:style-name="ce83" office:value-type="float" office:value="353" calcext:value-type="float">
            <text:p><text:s text:c="3"/>353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80" calcext:value-type="float">
            <text:p><text:s text:c="3"/>1,980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5650" calcext:value-type="float">
            <text:p><text:s text:c="3"/>5,650</text:p>
          </table:table-cell>
          <table:table-cell table:style-name="ce67" office:value-type="float" office:value="4105" calcext:value-type="float">
            <text:p><text:s text:c="3"/>4,105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72" office:value-type="float" office:value="14.48" calcext:value-type="float">
            <text:p><text:s text:c="3"/>14.48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2" office:value-type="float" office:value="4.83" calcext:value-type="float">
            <text:p><text:s text:c="3"/>4.83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2" office:value-type="float" office:value="9.66" calcext:value-type="float">
            <text:p><text:s text:c="3"/>9.66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72" office:value-type="float" office:value="18.11" calcext:value-type="float">
            <text:p><text:s text:c="3"/>18.11</text:p>
          </table:table-cell>
          <table:table-cell table:style-name="ce79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style-name="ce84" office:value-type="float" office:value="112" calcext:value-type="float">
            <text:p><text:s text:c="3"/>112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1 </text:span><text:span text:style-name="T2">月</text:span><text:span text:style-name="T4">6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2.09mm" table:end-y="1.6mm" draw:z-index="0" draw:name="Picture 1" draw:style-name="gr1" draw:text-style-name="P1" svg:width="168.03mm" svg:height="239.72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5">
          <table:table-cell table:number-columns-repeated="1024"/>
        </table:table-row>
        <table:table-row table:style-name="ro18">
          <table:table-cell>
            <draw:frame table:end-cell-address="資料分析.I76" table:end-x="0.29mm" table:end-y="2.11mm" draw:z-index="1" draw:name="Picture 2" draw:style-name="gr1" draw:text-style-name="P1" svg:width="166.23mm" svg:height="155.5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07:59</meta:creation-date>
    <dc:creator>user</dc:creator>
    <dc:date>2009-01-06T17:12:16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3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23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3" chart:label-cell-address="'data-1'.D3:'data-1'.D3" chart:class="chart:area">
            <chart:regression-curve chart:style-name="ch8"/>
            <chart:data-point chart:repeated="120"/>
          </chart:series>
          <chart:series chart:style-name="ch9" chart:values-cell-range-address="'data-1'.C4:'data-1'.C123" chart:label-cell-address="'data-1'.C3:'data-1'.C3" chart:class="chart:area">
            <chart:regression-curve chart:style-name="ch10"/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3</svg:desc>
                </draw:g>
              </table:table-cell>
              <table:table-cell office:value-type="float" office:value="5.74">
                <text:p>5.74</text:p>
                <draw:g>
                  <svg:desc>'data-1'.D4:'data-1'.D123</svg:desc>
                </draw:g>
              </table:table-cell>
              <table:table-cell office:value-type="float" office:value="11.71">
                <text:p>11.71</text:p>
                <draw:g>
                  <svg:desc>'data-1'.C4:'data-1'.C12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23.7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3 'data-1'.D3:'data-1'.D3 'data-1'.D4:'data-1'.D123 'data-1'.C3:'data-1'.C3 'data-1'.C4:'data-1'.C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7.75mm" table:end-y="4.05mm" draw:z-index="4" draw:name="線條 4" draw:style-name="gr5" draw:text-style-name="P4" svg:x1="-14.57mm" svg:y1="-5.31mm" svg:x2="2.72mm" svg:y2="-15.14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1.95mm" table:end-y="1.85mm" draw:z-index="3" draw:name="Text 3" draw:style-name="gr6" draw:text-style-name="P5" svg:width="40.08mm" svg:height="7.51mm" svg:x="7.02mm" svg:y="3.38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4mm" table:end-y="0.84mm" draw:z-index="8" draw:name="Text 15" draw:style-name="gr9" draw:text-style-name="P5" svg:width="24.85mm" svg:height="6.02mm" svg:x="8.76mm" svg:y="3.85mm">
              <text:p text:style-name="P1"><text:span text:style-name="T5">97.1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12月戶口統計資料分析</text:span></text:p>
      <text:p text:style-name="P2">內政部戶政司</text:p>
      <text:p text:style-name="P4"><text:span text:style-name="T5">98年1月6日</text:span></text:p>
      <text:p text:style-name="P5"><text:span text:style-name="T7">一、依據戶籍登記資料，截至</text:span><text:span text:style-name="T7">97年12月底</text:span><text:span text:style-name="T7">止，共有7</text:span><text:span text:style-name="T7">,</text:span><text:span text:style-name="T7">655,772戶，與上年同月比較增加</text:span><text:span text:style-name="T7">1</text:span><text:span text:style-name="T7">50,698戶</text:span><text:span text:style-name="T7">，</text:span><text:span text:style-name="T7">增加率為2.01%。就縣市別言，以臺北縣</text:span><text:span text:style-name="T7">1,</text:span><text:span text:style-name="T7">340,465戶最多，占總戶數</text:span><text:span text:style-name="T7">17.</text:span><text:span text:style-name="T7">51%</text:span><text:span text:style-name="T7">，</text:span><text:span text:style-name="T7">其次為臺北市958,433戶，占</text:span><text:span text:style-name="T7">1</text:span><text:span text:style-name="T7">2.52%，再其次為桃園縣637,071戶，占8.32%。</text:span></text:p>
      <text:p text:style-name="P6"><text:span text:style-name="T7">二、</text:span><text:span text:style-name="T9">97年12月底</text:span><text:span text:style-name="T9">人口數為</text:span><text:span text:style-name="T9">2</text:span><text:span text:style-name="T9">3</text:span><text:span text:style-name="T9">,</text:span><text:span text:style-name="T9">037,031人，與上年同月比較增加78,671人</text:span><text:span text:style-name="T9">，</text:span><text:span text:style-name="T9">人口增加率為3.43</text:span><text:span text:style-name="T9">‰</text:span><text:span text:style-name="T9">，平均每天增加215人</text:span><text:span text:style-name="T9">。</text:span><text:span text:style-name="T9">就縣市別言</text:span><text:span text:style-name="T9">，</text:span><text:span text:style-name="T9">與上年同月比較人口增加率最高者為金門縣37.07</text:span><text:span text:style-name="T9">‰</text:span><text:span text:style-name="T9">，其次為新竹市15.88</text:span><text:span text:style-name="T9">‰</text:span><text:span text:style-name="T9">，再其次為新竹縣15.03</text:span><text:span text:style-name="T9">‰</text:span><text:span text:style-name="T9">；至於連江縣反而減少19.20</text:span><text:span text:style-name="T9">‰</text:span><text:span text:style-name="T9">，其次為臺東縣減少7.75</text:span><text:span text:style-name="T9">‰</text:span><text:span text:style-name="T9">，再其次為花蓮縣減少5.44</text:span><text:span text:style-name="T9">‰</text:span><text:span text:style-name="T9">。</text:span></text:p>
      <text:p text:style-name="P5"><text:span text:style-name="T9">三、</text:span><text:span text:style-name="T9">97年12月底</text:span><text:span text:style-name="T9">男性人口為</text:span><text:span text:style-name="T9">11,</text:span><text:span text:style-name="T9">626,351人，女性人口為</text:span><text:span text:style-name="T9">11,</text:span><text:span text:style-name="T9">410,680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金門縣</text:span><text:span text:style-name="T9">11</text:span><text:span text:style-name="T9">2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12月</text:span><text:span text:style-name="T9">嬰兒出生數為16,839人，平均約每2.7分鐘出生一個嬰兒；折合年粗出生率為8.63</text:span><text:span text:style-name="T9">‰</text:span><text:span text:style-name="T9">，較上年同月減少1.30個千分點。就縣市別言，</text:span><text:span text:style-name="T11">粗出生率最高為金門縣</text:span><text:span text:style-name="T9">之14.70</text:span><text:span text:style-name="T9">‰</text:span><text:span text:style-name="T9">，其次為連江縣14.48</text:span><text:span text:style-name="T9">‰</text:span><text:span text:style-name="T9">，再其</text:span><text:span text:style-name="T12">次為</text:span><text:span text:style-name="T9">新竹市</text:span><text:span text:style-name="T12">13.61</text:span><text:span text:style-name="T12">‰</text:span><text:span text:style-name="T12">；最低為澎湖縣7.09</text:span><text:span text:style-name="T12">‰</text:span><text:span text:style-name="T12">，其次為屏東縣7.22</text:span><text:span text:style-name="T12">‰</text:span><text:span text:style-name="T12">，再其次為高雄市7.62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12月</text:span><text:span text:style-name="T1">人口死亡數為13,401人，平均約每3.3分鐘死亡一個人；折合年粗死亡率為6.87</text:span><text:span text:style-name="T1">‰</text:span><text:span text:style-name="T1">，較上年同月增加0.76個千分點。就縣市別言，粗死亡率最高為臺東縣之10.59</text:span><text:span text:style-name="T1">‰</text:span><text:span text:style-name="T1">，其次為花蓮縣10.51</text:span><text:span text:style-name="T1">‰</text:span><text:span text:style-name="T1">，再其次為嘉義縣10.35</text:span><text:span text:style-name="T1">‰</text:span><text:span text:style-name="T1">；最低為連江縣4.83</text:span><text:span text:style-name="T1">‰</text:span><text:span text:style-name="T1">，其次為臺北縣4.93</text:span><text:span text:style-name="T1">‰</text:span><text:span text:style-name="T1">，再其次為臺中市5.12</text:span><text:span text:style-name="T1">‰</text:span><text:span text:style-name="T1">。</text:span></text:p>
      <text:p text:style-name="P3"><text:span text:style-name="T1">六、</text:span><text:span text:style-name="T1">97年12月</text:span><text:span text:style-name="T1">結婚對數為</text:span><text:span text:style-name="T3">22,048</text:span><text:span text:style-name="T1">對，折合年粗結婚率為11.30</text:span><text:span text:style-name="T1">‰</text:span><text:span text:style-name="T1">，較上年同月增加4.94個千分點。就縣市別言，粗結婚率最高為連江縣18.11</text:span><text:span text:style-name="T1">‰</text:span><text:span text:style-name="T1">，其次為臺北縣12.67</text:span><text:span text:style-name="T1">‰</text:span><text:span text:style-name="T1">，再其次為新竹市12.62</text:span><text:span text:style-name="T1">‰</text:span><text:span text:style-name="T1">；最低為臺東縣7.99</text:span><text:span text:style-name="T1">‰</text:span><text:span text:style-name="T1">，其次為嘉義縣8.74</text:span><text:span text:style-name="T1">‰</text:span><text:span text:style-name="T1">，再其次為花蓮縣8.81</text:span><text:span text:style-name="T1">‰</text:span><text:span text:style-name="T1">。</text:span></text:p>
      <text:p text:style-name="P4"><text:span text:style-name="T1">七、</text:span><text:span text:style-name="T1">97年12月</text:span><text:span text:style-name="T1">離婚對數為4,788對，折合年粗離婚率為2.45</text:span><text:span text:style-name="T1">‰</text:span><text:span text:style-name="T1">，較上年同月增加0.03個千分點。就縣市別言，粗離婚率最高為花蓮縣3.15</text:span><text:span text:style-name="T1">‰</text:span><text:span text:style-name="T1">，其次為基隆市3.04</text:span><text:span text:style-name="T1">‰</text:span><text:span text:style-name="T1">，再其次為臺東縣2.90</text:span><text:span text:style-name="T1">‰</text:span><text:span text:style-name="T1">；最低為連江縣0</text:span><text:span text:style-name="T1">‰</text:span><text:span text:style-name="T1">，其次為金門縣1.40</text:span><text:span text:style-name="T1">‰</text:span><text:span text:style-name="T1">，再其次為澎湖縣1.65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12月底</text:span><text:span text:style-name="T1">原住民人口數為494,107人，較上年同月增加9,933人，占總人口比率2.14%。就縣市別言，原住民人口數最多為花蓮縣</text:span><text:span text:style-name="T1">8</text:span><text:span text:style-name="T1">9</text:span><text:span text:style-name="T1">,</text:span><text:span text:style-name="T1">812人，占原住民總人口數18.18%，其次為臺東縣</text:span><text:span text:style-name="T1">7</text:span><text:span text:style-name="T1">8,819人，占15.95%，再其次為屏東縣</text:span><text:span text:style-name="T1">5</text:span><text:span text:style-name="T1">6</text:span><text:span text:style-name="T1">,</text:span><text:span text:style-name="T1">048人，占</text:span><text:span text:style-name="T1">1</text:span><text:span text:style-name="T1">1</text:span><text:span text:style-name="T1">.</text:span><text:span text:style-name="T1">34%；最少為連江縣僅112人，其次為澎湖縣231人，再其次為金門縣353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